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Helvetica Neue" svg:font-family="'Helvetica Neue', Helvetica, sans-serif"/>
    <style:font-face style:name="OpenSymbol" svg:font-family="OpenSymbol"/>
    <style:font-face style:name="Times New Roman" svg:font-family="'Times New Roman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fo:font-variant="normal" fo:text-transform="none" fo:color="#37414b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fo:font-variant="normal" fo:text-transform="none" fo:color="#37414b" style:font-name="Helvetica Neue" fo:font-size="10.5pt" fo:letter-spacing="normal" fo:font-style="normal" fo:font-weight="normal"/>
    </style:style>
    <style:style style:name="T1" style:family="text">
      <style:text-properties fo:font-variant="normal" fo:text-transform="none" fo:color="#004200" style:font-name="Courier New" fo:font-size="14pt" fo:letter-spacing="normal" fo:font-style="normal" fo:font-weight="bold"/>
    </style:style>
    <style:style style:name="T2" style:family="text">
      <style:text-properties style:font-name="Liberation Serif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nique Alexander</text:p>
      <text:p text:style-name="Standard">Home Work #2</text:p>
      <text:p text:style-name="Standard"/>
      <text:p text:style-name="Standard">The name of my computer is souji and I am using Linux operating system like unix and the version is Ubuntu 10.4. </text:p>
      <text:p text:style-name="Standard"/>
      <text:p text:style-name="Standard">* Standard Directories and Files </text:p>
      <text:p text:style-name="Standard">1.Get a listing of your root directory. </text:p>
      <text:p text:style-name="Standard">I had to enter my password to get access to root</text:p>
      <text:p text:style-name="Standard">root@souji-laptop:~# sudo su </text:p>
      <text:p text:style-name="Standard">root@souji-laptop:~# cd /root </text:p>
      <text:p text:style-name="Standard">root@souji-laptop:~# ls -l </text:p>
      <text:p text:style-name="Standard">total 0 </text:p>
      <text:p text:style-name="Standard"/>
      <text:p text:style-name="Standard">I read adding the “la” will also show the hidden files.</text:p>
      <text:p text:style-name="Standard">root@souji-laptop:~# ls -la </text:p>
      <text:p text:style-name="Standard">total 72 </text:p>
      <text:p text:style-name="Standard">drwx------ 14 root root 4096 2011-02-06 15:24 . </text:p>
      <text:p text:style-name="Standard">drwxr-xr-x 22 root root 4096 2011-03-08 23:07 .. </text:p>
      <text:p text:style-name="Standard">drwx------ <text:s/>2 root root 4096 2011-02-03 11:07 .aptitude </text:p>
      <text:p text:style-name="Standard">-rw-r--r-- <text:s/>1 root root 2227 2008-12-23 13:53 .bashrc </text:p>
      <text:p text:style-name="Standard">drwx------ <text:s/>4 root root 4096 2011-02-04 14:35 .config </text:p>
      <text:p text:style-name="Standard">drwx------ <text:s/>3 root root 4096 2011-02-03 01:02 .dbus </text:p>
      <text:p text:style-name="Standard">drwxr-xr-x <text:s/>2 root root 4096 2011-02-03 11:08 .debtags </text:p>
      <text:p text:style-name="Standard">drwx------ <text:s/>3 root root 4096 2011-03-08 23:33 .gconf </text:p>
      <text:p text:style-name="Standard">drwx------ <text:s/>2 root root 4096 2011-03-08 23:34 .gconfd </text:p>
      <text:p text:style-name="Standard">drwx------ <text:s/>4 root root 4096 2011-02-06 01:29 .gnome2 </text:p>
      <text:p text:style-name="Standard">drwx------ <text:s/>2 root root 4096 2011-02-03 01:02 .gnome2_private </text:p>
      <text:p text:style-name="Standard">drwx------ <text:s/>3 root root 4096 2011-02-03 01:31 .local </text:p>
      <text:p text:style-name="Standard">-rw-r--r-- <text:s/>1 root root <text:s/>140 2007-11-19 12:57 .profile </text:p>
      <text:p text:style-name="Standard">drwx------ <text:s/>2 root root 4096 2010-12-05 14:39 .pulse </text:p>
      <text:p text:style-name="Standard">-rw------- <text:s/>1 root root <text:s/>256 2010-12-05 14:39 .pulse-cookie </text:p>
      <text:p text:style-name="Standard">-rw------- <text:s/>1 root root <text:s/>789 2011-02-06 15:24 .recently-used.xbel </text:p>
      <text:p text:style-name="Standard">drwx------ <text:s/>3 root root 4096 2011-02-06 13:00 .synaptic </text:p>
      <text:p text:style-name="Standard">drwxr-xr-x <text:s/>2 root root 4096 2011-02-03 01:25 .wapi </text:p>
      <text:p text:style-name="Standard"/>
      <text:p text:style-name="Standard"/>
      <text:p text:style-name="Standard">2. Go to /bin directory. </text:p>
      <text:p text:style-name="Standard">3. List its contents. </text:p>
      <text:p text:style-name="Standard">4. List 6 commands that you recognize. </text:p>
      <text:p text:style-name="Standard"/>
      <text:p text:style-name="Standard">root@souji-laptop:~# cd /bin </text:p>
      <text:p text:style-name="Standard">root@souji-laptop:/bin# ls -l </text:p>
      <text:p text:style-name="Standard">total 8136 </text:p>
      <text:p text:style-name="Standard">-rwxr-xr-x 1 root root <text:s/>114032 2010-09-21 14:32 ls </text:p>
      <text:p text:style-name="Standard">-rwxr-xr-x 1 root root <text:s text:c="2"/>39472 2010-09-21 14:32 pwd </text:p>
      <text:p text:style-name="Standard">-rwxr-xr-x <text:s/>1 root root <text:s text:c="2"/>60064 2010-09-21 14:32 cat </text:p>
      <text:p text:style-name="Standard">-rwxr-xr-x <text:s/>1 root root <text:s text:c="2"/>44992 2011-02-14 17:11 login </text:p>
      <text:p text:style-name="Standard">-rwxr-xr-x <text:s/>1 root root <text:s text:c="2"/>97352 2010-09-21 14:32 mv </text:p>
      <text:p text:style-name="Standard"><text:soft-page-break/>-rwxr-xr-x <text:s/>1 root root <text:s/>191976 2010-02-01 20:30 nano</text:p>
      <text:p text:style-name="Standard"/>
      <text:p text:style-name="Standard"/>
      <text:p text:style-name="Standard">5. Get a listing of the device directory. Do you recognize any device? no really, maybe the following:</text:p>
      <text:p text:style-name="Standard">lrwxrwxrwx <text:s/>1 root root <text:s text:c="12"/>3 2011-03-08 23:07 cdrom -&gt; sr0 </text:p>
      <text:p text:style-name="Standard">crw------- <text:s/>1 root root <text:s text:c="7"/>5, <text:s text:c="2"/>1 2011-03-08 23:07 console</text:p>
      <text:p text:style-name="Standard">lrwxrwxrwx <text:s/>1 root root <text:s text:c="12"/>3 2011-03-08 23:07 dvd -&gt; sr0 </text:p>
      <text:p text:style-name="Standard"/>
      <text:p text:style-name="Standard">6. Go to /etc directory. </text:p>
      <text:p text:style-name="Standard">7. Do a long listing; Mention a few files that you have already heard about. </text:p>
      <text:p text:style-name="Standard"/>
      <text:p text:style-name="Standard">root@souji-laptop:/# cd /etc </text:p>
      <text:p text:style-name="Standard">root@souji-laptop:/etc# ls -l </text:p>
      <text:p text:style-name="Standard">total 1464</text:p>
      <text:p text:style-name="Standard">-rw-r--r-- <text:s/>1 root <text:s text:c="3"/>root <text:s text:c="6"/>258 2010-12-05 19:36 hosts</text:p>
      <text:p text:style-name="Standard">drwxr-xr-x <text:s/>3 root <text:s text:c="3"/>root <text:s text:c="5"/>4096 2011-02-03 02:48 update-manager </text:p>
      <text:p text:style-name="Standard">-rw-r--r-- <text:s/>1 root <text:s text:c="3"/>root <text:s text:c="6"/>497 2011-02-03 02:22 profile </text:p>
      <text:p text:style-name="Standard">-rw-r--r-- <text:s/>1 root <text:s text:c="3"/>root <text:s text:c="5"/>1971 2011-02-12 20:06 passwd </text:p>
      <text:p text:style-name="Standard">drwxr-xr-x <text:s/>5 root <text:s text:c="3"/>root <text:s text:c="5"/>4096 2009-04-20 10:08 kernel </text:p>
      <text:p text:style-name="Standard"/>
      <text:p text:style-name="Standard">8.What is the most used permission? What does i<text:span text:style-name="T2">t mean?</text:span></text:p>
      <text:p text:style-name="P1">Unix or Unix like system such as Linux provides three categories of entities. The operating system proved three entities that can <text:s/>give access or decline access to any of the three specific permissions. <text:s/></text:p>
      <text:p text:style-name="P2">The entities are owner, group, and world. </text:p>
      <text:p text:style-name="P3">Permission 100 read, 10 grants write permissions, 1 to execute permissions. These permissions can be combined to create a set of permissions for give user entity. </text:p>
      <text:p text:style-name="P3"/>
      <text:p text:style-name="P3">Listing permissions</text:p>
      <text:p text:style-name="Standard">The most used permission in my system “drwxr-xr-x”. </text:p>
      <text:p text:style-name="Standard"/>
      <text:p text:style-name="Standard">d at the beginning of each line indicates file is a directory. The rest is broken up into three character groups corresponding in order to owner's read, write, and execute. A dash in any position that the relevant entity category does not have the that permission. <text:s/></text:p>
      <text:p text:style-name="Standard"/>
      <text:p text:style-name="Standard">9.Using the cat command, take a look at the profile and login.defs files.</text:p>
      <text:p text:style-name="Standard">souji@souji-laptop:/etc$ cat login.defs </text:p>
      <text:p text:style-name="Standard"># /etc/login.defs - Configuration control definitions for the login package. </text:p>
      <text:p text:style-name="Standard"><text:s text:c="3"/>Essentially: </text:p>
      <text:p text:style-name="Standard"># <text:s text:c="5"/>- MAIL_DIR defines the location of users mail spool files </text:p>
      <text:p text:style-name="Standard"># <text:s text:c="7"/>(for mbox use) by appending the username to MAIL_DIR as defined </text:p>
      <text:p text:style-name="Standard"># <text:s text:c="7"/>below. </text:p>
      <text:p text:style-name="Standard"># <text:s text:c="5"/>- MAIL_FILE defines the location of the users mail spool files as the </text:p>
      <text:p text:style-name="Standard"># <text:s text:c="7"/>fully-qualified filename obtained by prepending the user home </text:p>
      <text:p text:style-name="Standard"># <text:s text:c="7"/>directory before $MAIL_FILE </text:p>
      <text:p text:style-name="Standard"># NOTE: This is no more used for setting up users MAIL environment variable </text:p>
      <text:p text:style-name="Standard"># <text:s text:c="6"/>which is, starting from shadow 4.0.12-1 in Debian, entirely the </text:p>
      <text:p text:style-name="Standard"># <text:s text:c="6"/>job of the pam_mail PAM modules </text:p>
      <text:p text:style-name="Standard"># <text:s text:c="6"/>See default PAM configuration files provided for </text:p>
      <text:p text:style-name="Standard"># <text:s text:c="6"/>login, su, etc. </text:p>
      <text:p text:style-name="Standard"><text:soft-page-break/>10.Using cat, check the passwd file or similar; look for yourself in the file. </text:p>
      <text:p text:style-name="Standard">souji@souji-laptop:/etc$ cat passwd </text:p>
      <text:p text:style-name="Standard">root:x:0:0:root:/root:/bin/bash </text:p>
      <text:p text:style-name="Standard">daemon:x:1:1:daemon:/usr/sbin:/bin/sh </text:p>
      <text:p text:style-name="Standard">bin:x:2:2:bin:/bin:/bin/sh </text:p>
      <text:p text:style-name="Standard">sys:x:3:3:sys:/dev:/bin/sh </text:p>
      <text:p text:style-name="Standard">sync:x:4:65534:sync:/bin:/bin/sync </text:p>
      <text:p text:style-name="Standard">games:x:5:60:games:/usr/games:/bin/sh </text:p>
      <text:p text:style-name="Standard"/>
      <text:p text:style-name="Standard">*Determine the absolute pathname for your home directory </text:p>
      <text:p text:style-name="Standard">11.Type: </text:p>
      <text:p text:style-name="Standard">souji@souji-laptop:/$ echo $HOME </text:p>
      <text:p text:style-name="Standard">/home/souji </text:p>
      <text:p text:style-name="Standard"/>
      <text:p text:style-name="Standard">12.Type: </text:p>
      <text:p text:style-name="Standard">because I am root all I have /.</text:p>
      <text:p text:style-name="Standard">souji@souji-laptop:/$ pwd </text:p>
      <text:p text:style-name="Standard">/ </text:p>
      <text:p text:style-name="Standard"/>
      <text:p text:style-name="Standard">*C. Shell(s) and Shell Environment variables </text:p>
      <text:p text:style-name="Standard"/>
      <text:p text:style-name="Standard">1.Check your default shell using: echo $SHELL </text:p>
      <text:p text:style-name="Standard">souji@souji-laptop:~$ echo $SHELL</text:p>
      <text:p text:style-name="Standard">/bin/bash</text:p>
      <text:p text:style-name="Standard">2.Use the chsh command and find a list of available shells.</text:p>
      <text:p text:style-name="Standard">Professor, I had hard to find how to fine available shell with chsh. So I used second method</text:p>
      <text:p text:style-name="Standard">souji@souji-laptop:/etc$ cat /etc/shells</text:p>
      <text:p text:style-name="Standard"># /etc/shells: valid login shells</text:p>
      <text:p text:style-name="Standard">/bin/csh</text:p>
      <text:p text:style-name="Standard">/bin/sh</text:p>
      <text:p text:style-name="Standard">/usr/bin/es</text:p>
      <text:p text:style-name="Standard">/usr/bin/ksh</text:p>
      <text:p text:style-name="Standard">/bin/ksh</text:p>
      <text:p text:style-name="Standard">/usr/bin/rc</text:p>
      <text:p text:style-name="Standard">/usr/bin/tcsh</text:p>
      <text:p text:style-name="Standard">/bin/tcsh</text:p>
      <text:p text:style-name="Standard">/usr/bin/esh</text:p>
      <text:p text:style-name="Standard">/bin/dash</text:p>
      <text:p text:style-name="Standard">/bin/bash</text:p>
      <text:p text:style-name="Standard">/bin/rbash</text:p>
      <text:p text:style-name="Standard">/usr/bin/screen </text:p>
      <text:p text:style-name="Standard"><text:span text:style-name="T1"/></text:p>
      <text:p text:style-name="Standard">3.Change the current shell to a tcsh . </text:p>
      <text:p text:style-name="Standard">I can enter tcsh just by enter tcsh and exit by hitting control c</text:p>
      <text:p text:style-name="Standard">souji@souji-laptop:~$ tcsh</text:p>
      <text:p text:style-name="Standard">souji-laptop:~&gt; </text:p>
      <text:p text:style-name="Standard"/>
      <text:p text:style-name="Standard"/>
      <text:p text:style-name="Standard"/>
      <text:p text:style-name="Standard"><text:soft-page-break/>4.Check your new shell. The change will not be listed until the next login. </text:p>
      <text:p text:style-name="Standard">5.Type ps (process status – gives a lists of running processes). What do you observe? </text:p>
      <text:p text:style-name="Standard">souji-laptop:~&gt; ps</text:p>
      <text:p text:style-name="Standard"><text:s text:c="2"/>PID TTY <text:s text:c="9"/>TIME CMD</text:p>
      <text:p text:style-name="Standard"><text:s/>2700 pts/0 <text:s text:c="3"/>00:00:00 bash</text:p>
      <text:p text:style-name="Standard"><text:s/>2803 pts/0 <text:s text:c="3"/>00:00:00 tcsh</text:p>
      <text:p text:style-name="Standard"><text:s/>2806 pts/0 <text:s text:c="3"/>00:00:00 tcsh</text:p>
      <text:p text:style-name="Standard"><text:s/>2808 pts/0 <text:s text:c="3"/>00:00:00 tcsh</text:p>
      <text:p text:style-name="Standard"><text:s/>2818 pts/0 <text:s text:c="3"/>00:00:00 ps</text:p>
      <text:p text:style-name="Standard"/>
      <text:p text:style-name="Standard">6.At the shell prompt, type set | more and then press &lt;enter&gt;. What is displayed on your</text:p>
      <text:p text:style-name="Standard">screen?</text:p>
      <text:p text:style-name="Standard">souji-laptop:~&gt; set | more</text:p>
      <text:p text:style-name="Standard">_<text:tab/>ps</text:p>
      <text:p text:style-name="Standard">addsuffix<text:tab/></text:p>
      <text:p text:style-name="Standard">argv<text:tab/>()</text:p>
      <text:p text:style-name="Standard">autoexpand<text:tab/></text:p>
      <text:p text:style-name="Standard">autolist<text:tab/></text:p>
      <text:p text:style-name="Standard">csubstnonl<text:tab/></text:p>
      <text:p text:style-name="Standard">cwd<text:tab/>/home/souji</text:p>
      <text:p text:style-name="Standard">dirstack<text:tab/>/home/souji</text:p>
      <text:p text:style-name="Standard">echo_style<text:tab/>both</text:p>
      <text:p text:style-name="Standard">edit<text:tab/></text:p>
      <text:p text:style-name="Standard">gid<text:tab/>1000</text:p>
      <text:p text:style-name="Standard">group<text:tab/>souji</text:p>
      <text:p text:style-name="Standard">history<text:tab/>100</text:p>
      <text:p text:style-name="Standard">home<text:tab/>/home/souji</text:p>
      <text:p text:style-name="Standard">killring<text:tab/>30</text:p>
      <text:p text:style-name="Standard">owd<text:tab/></text:p>
      <text:p text:style-name="Standard">path<text:tab/>(/home/souji/.rvm/gems/ruby-1.9.2-p136/bin /home/souji/.rvm/gems/ruby-1.</text:p>
      <text:p text:style-name="Standard">9.2-p136@global/bin /home/souji/.rvm/rubies/ruby-1.9.2-p136/bin /home/souji/.rvm</text:p>
      <text:p text:style-name="Standard">/bin /usr/local/sbin /usr/local/bin /usr/sbin /usr/bin /sbin /bin /usr/games /us</text:p>
      <text:p text:style-name="Standard">r/lib/oracle/xe/app/oracle/product/10.2.0/server/bin)</text:p>
      <text:p text:style-name="Standard">prompt<text:tab/>%U%m%u:%B%~%b%# </text:p>
      <text:p text:style-name="Standard">prompt2<text:tab/>%R? </text:p>
      <text:p text:style-name="Standard">prompt3<text:tab/>CORRECT&gt;%R (y|n|e|a)? </text:p>
      <text:p text:style-name="Standard">shell<text:tab/>/usr/bin/tcsh</text:p>
      <text:p text:style-name="Standard">shlvl<text:tab/>4</text:p>
      <text:p text:style-name="Standard">status<text:tab/>0</text:p>
      <text:p text:style-name="Standard">tcsh<text:tab/>6.17.00</text:p>
      <text:p text:style-name="Standard">term<text:tab/>xterm</text:p>
      <text:p text:style-name="Standard">tty<text:tab/>pts/0</text:p>
      <text:p text:style-name="Standard">uid<text:tab/>1000</text:p>
      <text:p text:style-name="Standard">user<text:tab/>souji</text:p>
      <text:p text:style-name="Standard">version<text:tab/>tcsh 6.17.00 (Astron) 2009-07-10 (x86_64-unknown-linux) options wide,nls,dl,al,kan,rh,nd,color,filec</text:p>
      <text:p text:style-name="Standard"/>
      <text:p text:style-name="Standard"/>
      <text:p text:style-name="Standard"/>
      <text:p text:style-name="Standard"><text:soft-page-break/>7.Identify and list the settings for the variables shown above.</text:p>
      <text:p text:style-name="Standard">PS1='\[\e]0;\u@\h: \w\a\]${debian_chroot:+($debian_chroot)}\u@\h:\w\$ '</text:p>
      <text:p text:style-name="Standard">HOME=/home/souji</text:p>
      <text:p text:style-name="Standard">PWD=/home/souji</text:p>
      <text:p text:style-name="Standard">TERM=xterm</text:p>
      <text:p text:style-name="Standard"/>
      <text:p text:style-name="Standard">8.Use the man command and read about the setenv command.</text:p>
      <text:p text:style-name="Standard">SETENV(3) <text:s text:c="17"/>Linux Programmer's Manual <text:s text:c="16"/>SETENV(3)</text:p>
      <text:p text:style-name="Standard"></text:p>
      <text:p text:style-name="Standard">NAME</text:p>
      <text:p text:style-name="Standard"><text:s text:c="7"/>setenv - change or add an environment variable</text:p>
      <text:p text:style-name="Standard"></text:p>
      <text:p text:style-name="Standard">SYNOPSIS</text:p>
      <text:p text:style-name="Standard"><text:s text:c="7"/>#include &lt;stdlib.h&gt;</text:p>
      <text:p text:style-name="Standard"></text:p>
      <text:p text:style-name="Standard"><text:s text:c="7"/>int setenv(const char *name, const char *value, int overwrite);</text:p>
      <text:p text:style-name="Standard"></text:p>
      <text:p text:style-name="Standard"><text:s text:c="7"/>int unsetenv(const char *name);</text:p>
      <text:p text:style-name="Standard"></text:p>
      <text:p text:style-name="Standard"><text:s text:c="3"/>Feature Test Macro Requirements for glibc (see feature_test_macros(7)):</text:p>
      <text:p text:style-name="Standard"></text:p>
      <text:p text:style-name="Standard"><text:s text:c="7"/>setenv(), unsetenv(): _BSD_SOURCE || _POSIX_C_SOURCE &gt;= 200112L ||</text:p>
      <text:p text:style-name="Standard"><text:s text:c="7"/>_XOPEN_SOURCE &gt;= 600</text:p>
      <text:p text:style-name="Standard">DESCRIPTION</text:p>
      <text:p text:style-name="Standard"><text:s text:c="7"/>The setenv() function adds the variable name to <text:s/>the <text:s/>environment <text:s/>with</text:p>
      <text:p text:style-name="Standard"><text:s text:c="7"/>the value value, if name does not already exist. <text:s/>If name does exist in</text:p>
      <text:p text:style-name="Standard"><text:s text:c="7"/>the environment, then its value is changed to <text:s/>value <text:s/>if <text:s/>overwrite <text:s/>is</text:p>
      <text:p text:style-name="Standard"><text:s text:c="7"/>non-zero; <text:s/>if overwrite is zero, then the value of name is not changed.</text:p>
      <text:p text:style-name="Standard"><text:s text:c="7"/>This function makes copies of the strings pointed to by name and <text:s/>value</text:p>
      <text:p text:style-name="Standard"><text:s text:c="7"/>(by contrast with putenv(3)).</text:p>
      <text:p text:style-name="Standard"></text:p>
      <text:p text:style-name="Standard"><text:s text:c="7"/>The unsetenv() function deletes the variable name from the environment.</text:p>
      <text:p text:style-name="Standard"><text:s text:c="7"/>If name does not exist in the environment, then the function <text:s/>succeeds,</text:p>
      <text:p text:style-name="Standard"><text:s text:c="7"/>and the environment is unchanged.</text:p>
      <text:p text:style-name="Standard">RETURN VALUE</text:p>
      <text:p text:style-name="Standard"><text:s text:c="7"/>The <text:s/>setenv() <text:s/>function <text:s/>returns <text:s/>zero on success, or -1 on error, with</text:p>
      <text:p text:style-name="Standard"><text:s text:c="7"/>errno set to indicate the cause of the error.</text:p>
      <text:p text:style-name="Standard"></text:p>
      <text:p text:style-name="Standard"><text:s text:c="7"/>The unsetenv() function returns zero on success, or -1 on <text:s/>error, <text:s/>with</text:p>
      <text:p text:style-name="Standard"><text:s text:c="7"/>errno set to indicate the cause of the error.</text:p>
      <text:p text:style-name="Standard"/>
      <text:p text:style-name="Standard">9.At the shell prompt, type csh and then press enter. Next, type setenv | more and then press</text:p>
      <text:p text:style-name="Standard">enter. Identify and list the settings for all environment variables.</text:p>
      <text:p text:style-name="Standard">souji-laptop:~&gt; setenv | more</text:p>
      <text:p text:style-name="Standard">HOSTTYPE=x86_64-linux</text:p>
      <text:p text:style-name="Standard">OSTYPE=linux</text:p>
      <text:p text:style-name="Standard">MACHTYPE=x86_64</text:p>
      <text:p text:style-name="Standard">GROUP=souji</text:p>
      <text:p text:style-name="Standard">HOST=souji-laptop</text:p>
      <text:p text:style-name="Standard"><text:soft-page-break/>HOME=/home/souji</text:p>
      <text:p text:style-name="Standard">USERNAME=souji</text:p>
      <text:p text:style-name="Standard">ORACLE_HOME=/usr/lib/oracle/xe/app/oracle/product/10.2.0/server</text:p>
      <text:p text:style-name="Standard">RUBY_VERSION=ruby-1.9.2-p136</text:p>
      <text:p text:style-name="Standard">*D.Processes</text:p>
      <text:p text:style-name="Standard">1.Learn about the ps command using man.</text:p>
      <text:p text:style-name="Standard">The ps manual is very large. </text:p>
      <text:p text:style-name="Standard">PS(1) <text:s text:c="24"/>Linux User's Manual <text:s text:c="23"/>PS(1)</text:p>
      <text:p text:style-name="Standard"></text:p>
      <text:p text:style-name="Standard">NAME</text:p>
      <text:p text:style-name="Standard"><text:s text:c="7"/>ps - report a snapshot of the current processes.</text:p>
      <text:p text:style-name="Standard"></text:p>
      <text:p text:style-name="Standard">SYNOPSIS</text:p>
      <text:p text:style-name="Standard"><text:s text:c="7"/>ps [options]</text:p>
      <text:p text:style-name="Standard"></text:p>
      <text:p text:style-name="Standard">DESCRIPTION</text:p>
      <text:p text:style-name="Standard"><text:s text:c="7"/>ps displays information about a selection of the active processes. If</text:p>
      <text:p text:style-name="Standard"><text:s text:c="7"/>you want a repetitive update of the selection and the displayed</text:p>
      <text:p text:style-name="Standard"><text:s text:c="7"/>information, use top(1) instead.</text:p>
      <text:p text:style-name="Standard"></text:p>
      <text:p text:style-name="Standard"><text:s text:c="7"/>This version of ps accepts several kinds of options:</text:p>
      <text:p text:style-name="Standard"><text:s text:c="7"/>1 <text:s text:c="2"/>UNIX options, which may be grouped and must be preceded by a dash.</text:p>
      <text:p text:style-name="Standard"><text:s text:c="7"/>2 <text:s text:c="2"/>BSD options, which may be grouped and must not be used with a dash.</text:p>
      <text:p text:style-name="Standard"><text:s text:c="7"/>3 <text:s text:c="2"/>GNU long options, which are preceded by two dashes.</text:p>
      <text:p text:style-name="Standard"></text:p>
      <text:p text:style-name="Standard"><text:s text:c="7"/>Options of different types may be freely mixed, but conflicts can</text:p>
      <text:p text:style-name="Standard"><text:s text:c="7"/>appear. There are some synonymous options, which are functionally</text:p>
      <text:p text:style-name="Standard"><text:s text:c="7"/>identical, due to the many standards and ps implementations that this</text:p>
      <text:p text:style-name="Standard"><text:s text:c="7"/>ps is compatible with.</text:p>
      <text:p text:style-name="Standard"><text:s/>Note that "ps -aux" is distinct from "ps aux". The POSIX and UNIX</text:p>
      <text:p text:style-name="Standard"><text:s text:c="7"/>standards require that "ps -aux" print all processes owned by a user</text:p>
      <text:p text:style-name="Standard"><text:s text:c="7"/>named "x", as well as printing all processes that would be selected by</text:p>
      <text:p text:style-name="Standard"><text:s text:c="7"/>the -a option. If the user named "x" does not exist, this ps may</text:p>
      <text:p text:style-name="Standard"><text:s text:c="7"/>interpret the command as "ps aux" instead and print a warning. This</text:p>
      <text:p text:style-name="Standard"><text:s text:c="7"/>behavior is intended to aid in transitioning old scripts and habits. It</text:p>
      <text:p text:style-name="Standard"><text:s text:c="7"/>is fragile, subject to change, and thus should not be relied upon.</text:p>
      <text:p text:style-name="Standard"></text:p>
      <text:p text:style-name="Standard"><text:s text:c="7"/>By default, ps selects all processes with the same effective user ID</text:p>
      <text:p text:style-name="Standard"><text:s text:c="7"/>(euid=EUID) as the current user and associated with the same terminal</text:p>
      <text:p text:style-name="Standard"><text:s text:c="7"/>as the invoker. It displays the process ID (pid=PID), the terminal</text:p>
      <text:p text:style-name="Standard"><text:s text:c="7"/>associated with the process (tname=TTY), the cumulated CPU time in</text:p>
      <text:p text:style-name="Standard"><text:s text:c="7"/>[dd-]hh:mm:ss format (time=TIME), and the executable name (ucmd=CMD).</text:p>
      <text:p text:style-name="Standard"><text:s text:c="7"/>Output is unsorted by default.</text:p>
      <text:p text:style-name="Standard"><text:s text:c="7"/>The use of BSD-style options will add process state (stat=STAT) to the</text:p>
      <text:p text:style-name="Standard"><text:s text:c="7"/>default display and show the command args (args=COMMAND) instead of the</text:p>
      <text:p text:style-name="Standard"><text:s text:c="7"/>executable name. You can override this with the PS_FORMAT environment</text:p>
      <text:p text:style-name="Standard"><text:s text:c="7"/>variable. The use of BSD-style options will also change the process</text:p>
      <text:p text:style-name="Standard"><text:s text:c="7"/>selection to include processes on other terminals (TTYs) that are owned</text:p>
      <text:p text:style-name="Standard"><text:s text:c="7"/>by you; alternately, this may be described as setting the selection to</text:p>
      <text:p text:style-name="Standard"><text:soft-page-break/><text:s text:c="7"/>be the set of all processes filtered to exclude processes owned by</text:p>
      <text:p text:style-name="Standard"><text:s text:c="7"/>other users or not on a terminal. These effects are not considered when</text:p>
      <text:p text:style-name="Standard"><text:s text:c="7"/>options are described as being "identical" below, so -M will be</text:p>
      <text:p text:style-name="Standard"><text:s text:c="7"/>considered identical to Z and so on.</text:p>
      <text:p text:style-name="Standard">2.Give a list of possible states together with their significance. Identify your login shell.</text:p>
      <text:p text:style-name="Standard">souji@souji-laptop:~$ echo $SHELL</text:p>
      <text:p text:style-name="Standard">/bin/bash</text:p>
      <text:p text:style-name="Standard"/>
      <text:p text:style-name="Standard">3.Type ps –l and explain the significance of:</text:p>
      <text:p text:style-name="Standard">F, S, UID, PID, PPID, C, PRI, NI, ADDR, SZ, WCHAN, TTY, TIME, CMD fields.</text:p>
      <text:p text:style-name="Standard"/>
      <text:p text:style-name="Standard">souji@souji-laptop:~$ ps -l</text:p>
      <text:p text:style-name="Standard">F S <text:s text:c="2"/>UID <text:s text:c="2"/>PID <text:s/>PPID <text:s/>C PRI <text:s/>NI ADDR SZ WCHAN <text:s/>TTY <text:s text:c="9"/>TIME CMD</text:p>
      <text:p text:style-name="Standard">0 S <text:s/>1000 <text:s/>3150 <text:s/>3148 <text:s/>0 <text:s/>80 <text:s text:c="2"/>0 - <text:s/>5666 wait <text:s text:c="2"/>pts/0 <text:s text:c="3"/>00:00:00 bash</text:p>
      <text:p text:style-name="Standard">0 R <text:s/>1000 <text:s/>3206 <text:s/>3150 <text:s/>0 <text:s/>80 <text:s text:c="2"/>0 - <text:s/>1707 - <text:s text:c="5"/>pts/0 <text:s text:c="3"/>00:00:00 ps</text:p>
      <text:p text:style-name="Standard"/>
      <text:p text:style-name="Standard"/>
      <text:p text:style-name="Standard">F <text:s text:c="13"/><text:tab/>extra full format. See the -f option, which -F implies.</text:p>
      <text:p text:style-name="Standard"/>
      <text:p text:style-name="Standard">S <text:s text:c="14"/><text:tab/>Sum up some information, such as CPU usage, from dead</text:p>
      <text:p text:style-name="Standard"><text:s text:c="23"/>child processes into their parent. This is useful for</text:p>
      <text:p text:style-name="Standard"><text:s text:c="23"/>examining a system where a parent process repeatedly</text:p>
      <text:p text:style-name="Standard"><text:s text:c="23"/>forks off short-lived children to do work.</text:p>
      <text:p text:style-name="Standard">uid <text:s text:c="6"/>UID <text:s text:c="3"/>see euid. (alias euid).</text:p>
      <text:p text:style-name="Standard">ppid pidlist <text:s/>Select by parent process ID. This selects the processes</text:p>
      <text:p text:style-name="Standard"><text:s text:c="23"/>with a parent process ID in pidlist. That is, it</text:p>
      <text:p text:style-name="Standard"><text:s text:c="23"/>selects processes that are children of those listed in</text:p>
      <text:p text:style-name="Standard"><text:s text:c="23"/>pidlist.</text:p>
      <text:p text:style-name="Standard">pid pidlist <text:s text:c="2"/>Select by process ID. Identical to -p and p.</text:p>
      <text:p text:style-name="Standard"/>
      <text:p text:style-name="Standard">-C cmdlist <text:s text:c="5"/>Select by command name.</text:p>
      <text:p text:style-name="Standard"><text:s text:c="23"/>This selects the processes whose executable name is</text:p>
      <text:p text:style-name="Standard"><text:s text:c="23"/>given in cmdlist.</text:p>
      <text:p text:style-name="Standard"><text:s/>pri <text:s text:c="6"/>PRI <text:s text:c="3"/>priority of the process. Higher number means lower</text:p>
      <text:p text:style-name="Standard"><text:s text:c="24"/>priority</text:p>
      <text:p text:style-name="Standard">ni <text:s text:c="7"/>NI <text:s text:c="4"/>nice value. This ranges from 19 (nicest) to -20 (not nice</text:p>
      <text:p text:style-name="Standard"><text:s text:c="24"/>to others), see nice(1). (alias nice).</text:p>
      <text:p text:style-name="Standard"/>
      <text:p text:style-name="Standard"><text:s/>sz <text:s text:c="7"/>SZ <text:s text:c="4"/>size in physical pages of the core image of the process.</text:p>
      <text:p text:style-name="Standard"><text:s text:c="24"/>This includes text, data, and stack space. Device mappings</text:p>
      <text:p text:style-name="Standard"><text:s text:c="24"/>are currently excluded; this is subject to change. See vsz</text:p>
      <text:p text:style-name="Standard"><text:s text:c="24"/>and rss.</text:p>
      <text:p text:style-name="Standard">wchan <text:s text:c="4"/>WCHAN <text:s/>name of the kernel function in which the process is</text:p>
      <text:p text:style-name="Standard"><text:s text:c="24"/>sleeping, a "-" if the process is running, or a "*" if the</text:p>
      <text:p text:style-name="Standard"><text:s text:c="24"/>process is multi-threaded and ps is not displaying</text:p>
      <text:p text:style-name="Standard"><text:s text:c="24"/>threads.</text:p>
      <text:p text:style-name="Standard"/>
      <text:p text:style-name="Standard">tty ttylist <text:s text:c="2"/>Select by terminal. Identical to -t and t.</text:p>
      <text:p text:style-name="Standard"><text:s text:c="6"/></text:p>
      <text:p text:style-name="Standard"><text:soft-page-break/>time <text:s text:c="5"/>TIME <text:s text:c="2"/>cumulative CPU time, "[dd-]hh:mm:ss" format.</text:p>
      <text:p text:style-name="Standard"><text:s text:c="24"/>(alias cputime).</text:p>
      <text:p text:style-name="Standard"><text:s/>cmd <text:s text:c="6"/>CMD <text:s text:c="3"/>see args. (alias args, command).</text:p>
      <text:p text:style-name="Standard"/>
      <text:p text:style-name="Standard">4.Use the top command to monitor the CPU activity in real time. It displays the status of the</text:p>
      <text:p text:style-name="Standard">first 15 of the most CPU-intensive task on the system as well as the CPU activity. To stop</text:p>
      <text:p text:style-name="Standard">the execution of top enter &lt;ctrl-C&gt;.</text:p>
      <text:p text:style-name="Standard"/>
      <text:p text:style-name="Standard">top - 15:35:33 up <text:s/>1:32, <text:s/>2 users, <text:s/>load average: 0.27, 0.36, 0.33</text:p>
      <text:p text:style-name="Standard">Cpu(s): <text:s/>4.7%us, <text:s/>2.5%sy, <text:s/>0.0%ni, 92.5%id, <text:s/>0.0%wa, <text:s/>0.3%hi, <text:s/>0.0%si, <text:s/>0.0%st</text:p>
      <text:p text:style-name="Standard">Mem: <text:s text:c="2"/>4025176k total, <text:s/>2398220k used, <text:s/>1626956k free, <text:s text:c="2"/>152740k buffers</text:p>
      <text:p text:style-name="Standard">Swap: 11582824k total, <text:s text:c="7"/>0k used, 11582824k free, <text:s text:c="2"/>963584k cached</text:p>
      <text:p text:style-name="Standard"/>
      <text:p text:style-name="Standard"><text:s text:c="2"/>PID USER <text:s text:c="5"/>PR <text:s/>NI <text:s/>VIRT <text:s/>RES <text:s/>SHR S %CPU %MEM <text:s text:c="3"/>TIME+ <text:s/>COMMAND <text:s text:c="11"/></text:p>
      <text:p text:style-name="Standard"><text:s/>2180 souji <text:s text:c="4"/>20 <text:s text:c="2"/>0 <text:s/>189m <text:s/>64m <text:s/>14m S <text:s text:c="3"/>4 <text:s/>1.6 <text:s text:c="2"/>3:05.88 npviewer.bin <text:s text:c="6"/></text:p>
      <text:p text:style-name="Standard"><text:s/>1050 root <text:s text:c="5"/>20 <text:s text:c="2"/>0 <text:s/>187m <text:s/>38m <text:s/>23m S <text:s text:c="3"/>3 <text:s/>1.0 <text:s text:c="2"/>3:07.70 Xorg <text:s text:c="14"/></text:p>
      <text:p text:style-name="Standard"><text:s/>1700 souji <text:s text:c="4"/>20 <text:s text:c="2"/>0 <text:s/>255m <text:s/>15m <text:s/>11m S <text:s text:c="3"/>1 <text:s/>0.4 <text:s text:c="2"/>0:13.78 wnck-applet <text:s text:c="7"/></text:p>
      <text:p text:style-name="Standard"><text:s/>2167 souji <text:s text:c="4"/>20 <text:s text:c="2"/>0 <text:s/>282m <text:s/>20m <text:s/>11m S <text:s text:c="3"/>1 <text:s/>0.5 <text:s text:c="2"/>0:40.71 chrome <text:s text:c="12"/></text:p>
      <text:p text:style-name="Standard"><text:s/>1958 souji <text:s text:c="4"/>20 <text:s text:c="2"/>0 <text:s/>519m <text:s/>78m <text:s/>27m S <text:s text:c="3"/>1 <text:s/>2.0 <text:s text:c="2"/>0:53.31 chrome <text:s text:c="12"/></text:p>
      <text:p text:style-name="Standard"><text:s/>2038 souji <text:s text:c="4"/>20 <text:s text:c="2"/>0 <text:s/>899m <text:s/>77m <text:s/>18m S <text:s text:c="3"/>1 <text:s/>2.0 <text:s text:c="2"/>0:11.17 chrome <text:s text:c="12"/></text:p>
      <text:p text:style-name="Standard"><text:s/>1468 souji <text:s text:c="4"/>20 <text:s text:c="2"/>0 <text:s/>355m <text:s/>39m 9.9m S <text:s text:c="3"/>0 <text:s/>1.0 <text:s text:c="2"/>0:24.33 compiz <text:s text:c="12"/></text:p>
      <text:p text:style-name="Standard"><text:s/>1617 root <text:s text:c="5"/>20 <text:s text:c="2"/>0 71236 2524 1144 S <text:s text:c="3"/>0 <text:s/>0.1 <text:s text:c="2"/>0:00.12 apache2 <text:s text:c="11"/></text:p>
      <text:p text:style-name="Standard"><text:s/>2231 souji <text:s text:c="4"/>20 <text:s text:c="2"/>0 <text:s/>677m 105m <text:s/>71m S <text:s text:c="3"/>0 <text:s/>2.7 <text:s text:c="2"/>0:26.78 soffice.bin <text:s text:c="7"/></text:p>
      <text:p text:style-name="Standard"><text:s/>2968 souji <text:s text:c="4"/>25 <text:s text:c="2"/>5 <text:s/>894m <text:s/>48m <text:s/>18m S <text:s text:c="3"/>0 <text:s/>1.2 <text:s text:c="2"/>0:10.14 chrome <text:s text:c="12"/></text:p>
      <text:p text:style-name="Standard"><text:s/>3209 souji <text:s text:c="4"/>20 <text:s text:c="2"/>0 19224 1476 1060 R <text:s text:c="3"/>0 <text:s/>0.0 <text:s text:c="2"/>0:01.61 top <text:s text:c="15"/></text:p>
      <text:p text:style-name="Standard"><text:s/>3603 souji <text:s text:c="4"/>20 <text:s text:c="2"/>0 1208m 344m <text:s/>23m S <text:s text:c="3"/>0 <text:s/>8.8 <text:s text:c="2"/>0:34.86 java <text:s text:c="14"/></text:p>
      <text:p text:style-name="Standard"><text:s text:c="4"/>1 root <text:s text:c="5"/>20 <text:s text:c="2"/>0 23820 1996 1272 S <text:s text:c="3"/>0 <text:s/>0.0 <text:s text:c="2"/>0:00.60 init <text:s text:c="14"/></text:p>
      <text:p text:style-name="Standard"><text:s text:c="4"/>2 root <text:s text:c="5"/>20 <text:s text:c="2"/>0 <text:s text:c="4"/>0 <text:s text:c="3"/>0 <text:s text:c="3"/>0 S <text:s text:c="3"/>0 <text:s/>0.0 <text:s text:c="2"/>0:00.01 kthreadd <text:s text:c="10"/></text:p>
      <text:p text:style-name="Standard"><text:s text:c="4"/>3 root <text:s text:c="5"/>RT <text:s text:c="2"/>0 <text:s text:c="4"/>0 <text:s text:c="3"/>0 <text:s text:c="3"/>0 S <text:s text:c="3"/>0 <text:s/>0.0 <text:s text:c="2"/>0:00.01 migration/0 <text:s text:c="7"/></text:p>
      <text:p text:style-name="Standard"><text:s text:c="4"/>4 root <text:s text:c="5"/>20 <text:s text:c="2"/>0 <text:s text:c="4"/>0 <text:s text:c="3"/>0 <text:s text:c="3"/>0 S <text:s text:c="3"/>0 <text:s/>0.0 <text:s text:c="2"/>0:00.14 ksoftirqd/0 <text:s text:c="7"/></text:p>
      <text:p text:style-name="Standard"><text:s text:c="4"/>5 root <text:s text:c="5"/>RT <text:s text:c="2"/>0 <text:s text:c="4"/>0 <text:s text:c="3"/>0 <text:s text:c="3"/>0 S <text:s text:c="3"/>0 <text:s/>0.0 <text:s text:c="2"/>0:00.00 watchdog/0 <text:s/></text:p>
      <text:p text:style-name="Standard"/>
      <text:p text:style-name="Standard">5.Give the total number of tasks, number of running processes, sleeping processes, stopped</text:p>
      <text:p text:style-name="Standard">processes and zombies.</text:p>
      <text:p text:style-name="Standard"/>
      <text:p text:style-name="Standard"/>
      <text:p text:style-name="Standard">Tasks: 204 total, <text:s text:c="2"/>1 running, 203 sleeping, <text:s text:c="2"/>0 stopped, <text:s text:c="2"/>0 zombie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Helvetica Neue" svg:font-family="'Helvetica Neue', Helvetica, sans-serif"/>
    <style:font-face style:name="OpenSymbol" svg:font-family="OpenSymbol"/>
    <style:font-face style:name="Times New Roman" svg:font-family="'Times New Roman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uji </meta:initial-creator>
    <meta:creation-date>2011-03-09T00:06:57</meta:creation-date>
    <dc:date>2011-03-10T16:17:14</dc:date>
    <dc:creator>souji </dc:creator>
    <meta:editing-duration>PT03H37M05S</meta:editing-duration>
    <meta:editing-cycles>46</meta:editing-cycles>
    <meta:generator>OpenOffice.org/3.2$Unix OpenOffice.org_project/320m12$Build-9483</meta:generator>
    <meta:document-statistic meta:table-count="0" meta:image-count="0" meta:object-count="0" meta:page-count="8" meta:paragraph-count="333" meta:word-count="2259" meta:character-count="15860"/>
  </office:meta>
</office:document-meta>
</file>